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table:number-columns-repeated="2"/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3:05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3T13:06:13</dc:date>
    <dc:creator>Silvia </dc:creator>
    <meta:editing-duration>P0D</meta:editing-duration>
    <meta:editing-cycles>4</meta:editing-cycles>
    <meta:generator>LibreOffice/4.0.2.2$Linux_X86_64 LibreOffice_project/400m0$Build-2</meta:generator>
    <meta:document-statistic meta:table-count="1" meta:cell-count="54" meta:object-count="0"/>
  </office:meta>
</office:document-meta>
</file>